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hetsarath OT" svg:font-family="'Phetsarath OT'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hetsarath OT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Phetsarath OT" fo:font-size="16pt" officeooo:rsid="001e0a11" officeooo:paragraph-rsid="001e0a11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r. Marti Franco Gomila</text:p>
      <text:p text:style-name="P2">President del Club Maritim de Maó</text:p>
      <text:p text:style-name="P2">C/ Sant 73, 07700</text:p>
      <text:p text:style-name="P2"/>
      <text:p text:style-name="P2"/>
      <text:p text:style-name="P2"><text:tab/>Us convoc a tots els membres del club maritim de Maó.</text:p>
      <text:p text:style-name="P2"/>
      <text:p text:style-name="P2"><text:tab/>Dia: 4 de desembre de 2023</text:p>
      <text:p text:style-name="P2"><text:tab/>Hora: 20:00h</text:p>
      <text:p text:style-name="P2"><text:tab/>Lloc: Sala d’actes del club maritim</text:p>
      <text:p text:style-name="P2"/>
      <text:p text:style-name="P2"/>
      <text:p text:style-name="P2"/>
      <text:p text:style-name="P2"/>
      <text:p text:style-name="P2"/>
      <text:p text:style-name="P2">[Rubrica]</text:p>
      <text:p text:style-name="P2"/>
      <text:p text:style-name="P2">Sr. Marti Frano Gomila</text:p>
      <text:p text:style-name="P2">President del Club Maritim de Maó.</text:p>
      <text:p text:style-name="P2"/>
      <text:p text:style-name="P2">Maó 29 de novembre de 202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hetsarath OT" svg:font-family="'Phetsarath O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22:57.572978538</meta:creation-date>
    <dc:date>2023-11-29T09:37:48.422384182</dc:date>
    <meta:editing-duration>PT1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6" meta:character-count="295" meta:non-whitespace-character-count="246"/>
  </office:meta>
</office:document-meta>
</file>